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zxx" fo:country="none" officeooo:paragraph-rsid="0018d707" style:language-asian="zxx" style:country-asian="none" style:language-complex="zxx" style:country-complex="none"/>
    </style:style>
    <style:style style:name="P2" style:family="paragraph" style:parent-style-name="Standard">
      <style:paragraph-properties style:writing-mode="lr-tb"/>
      <style:text-properties fo:language="zxx" fo:country="none" officeooo:paragraph-rsid="0019d648" style:language-asian="zxx" style:country-asian="none" style:language-complex="zxx" style:country-complex="none"/>
    </style:style>
    <style:style style:name="P3" style:family="paragraph" style:parent-style-name="Standard">
      <style:paragraph-properties style:writing-mode="lr-tb"/>
      <style:text-properties fo:language="zxx" fo:country="none" officeooo:rsid="001be9c0" officeooo:paragraph-rsid="001be9c0" fo:background-color="#ffff00" style:language-asian="zxx" style:country-asian="none" style:language-complex="zxx" style:country-complex="none"/>
    </style:style>
    <style:style style:name="P4" style:family="paragraph" style:parent-style-name="Standard">
      <style:paragraph-properties style:writing-mode="lr-tb"/>
      <style:text-properties fo:language="zxx" fo:country="none" fo:font-weight="bold" officeooo:paragraph-rsid="0018d707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style:writing-mode="lr-tb"/>
      <style:text-properties fo:language="zxx" fo:country="none" fo:font-weight="normal" officeooo:paragraph-rsid="0018d707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style:font-name="sans-serif" fo:font-size="14.25pt"/>
    </style:style>
    <style:style style:name="T2" style:family="text">
      <style:text-properties style:font-name="sans-serif" fo:font-size="14.25pt" officeooo:rsid="0018d707"/>
    </style:style>
    <style:style style:name="T3" style:family="text">
      <style:text-properties style:font-name="sans-serif" fo:font-size="14.25pt" fo:background-color="#ffff00" loext:char-shading-value="0"/>
    </style:style>
    <style:style style:name="T4" style:family="text">
      <style:text-properties style:font-name="sans-serif" fo:font-size="14.25pt" fo:background-color="#ffff00" loext:char-shading-value="0"/>
    </style:style>
    <style:style style:name="T5" style:family="text">
      <style:text-properties style:font-name="sans-serif" fo:font-size="14.25pt" officeooo:rsid="001af7e3" fo:background-color="#ffff00" loext:char-shading-value="0"/>
    </style:style>
    <style:style style:name="T6" style:family="text">
      <style:text-properties style:font-name="sans-serif" fo:font-size="14.25pt" officeooo:rsid="001af7e3" fo:background-color="#ffff00" loext:char-shading-value="0"/>
    </style:style>
    <style:style style:name="T7" style:family="text">
      <style:text-properties style:font-name="sans-serif" fo:font-size="14.25pt" officeooo:rsid="001af7e3"/>
    </style:style>
    <style:style style:name="T8" style:family="text">
      <style:text-properties style:font-name="sans-serif" fo:font-size="14.25pt" officeooo:rsid="001be9c0"/>
    </style:style>
    <style:style style:name="T9" style:family="text">
      <style:text-properties style:font-name="sans-serif" fo:font-size="14.25pt" fo:font-weight="bold" style:font-weight-asian="bold" style:font-weight-complex="bold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 <text:span text:style-name="T1">Elige:</text:span></text:p>
      <text:p text:style-name="P1"><text:span text:style-name="T1"/></text:p>
      <text:p text:style-name="P4"><text:span text:style-name="T1">1.1.</text:span> <text:span text:style-name="T1">GNU/Linux:</text:span></text:p>
      <text:p text:style-name="P1"><text:span text:style-name="T1"/></text:p>
      <text:p text:style-name="P1"><text:span text:style-name="T1">(a)</text:span> <text:span text:style-name="T1">se</text:span> <text:span text:style-name="T1">desarrollo</text:span> <text:span text:style-name="T1">a</text:span> <text:span text:style-name="T1">partir</text:span> <text:span text:style-name="T1">de</text:span> <text:span text:style-name="T1">UNIX</text:span> <text:span text:style-name="T1">y</text:span> <text:span text:style-name="T1">de</text:span> <text:span text:style-name="T1">diversos</text:span> <text:span text:style-name="T1">proyectos</text:span> <text:span text:style-name="T1">GNU</text:span><text:line-break/><text:span text:style-name="T1">(b)</text:span> <text:span text:style-name="T1">fue</text:span> <text:span text:style-name="T1">una</text:span> <text:span text:style-name="T1">idea</text:span> <text:span text:style-name="T1">de</text:span> <text:span text:style-name="T1">Richard</text:span> <text:span text:style-name="T1">Stallman</text:span><text:line-break/><text:span text:style-name="T4">(c)</text:span><text:span text:style-name="T11"> </text:span><text:span text:style-name="T4">es</text:span><text:span text:style-name="T11"> </text:span><text:span text:style-name="T4">una</text:span><text:span text:style-name="T11"> </text:span><text:span text:style-name="T4">mezcla</text:span><text:span text:style-name="T11"> </text:span><text:span text:style-name="T4">de</text:span><text:span text:style-name="T11"> </text:span><text:span text:style-name="T4">diferentes</text:span><text:span text:style-name="T11"> </text:span><text:span text:style-name="T4">proyectos.</text:span></text:p>
      <text:p text:style-name="P1"><text:span text:style-name="T1"/></text:p>
      <text:p text:style-name="P4"><text:span text:style-name="T1">1.2.</text:span> <text:span text:style-name="T1">Linux:</text:span></text:p>
      <text:p text:style-name="P1"><text:span text:style-name="T1"/></text:p>
      <text:p text:style-name="P2"><text:span text:style-name="T4">(a)</text:span><text:span text:style-name="T11"> </text:span><text:span text:style-name="T4">es</text:span><text:span text:style-name="T11"> </text:span><text:span text:style-name="T4">una</text:span><text:span text:style-name="T11"> </text:span><text:span text:style-name="T4">familia</text:span><text:span text:style-name="T11"> </text:span><text:span text:style-name="T4">de</text:span><text:span text:style-name="T11"> </text:span><text:span text:style-name="T4">sistemas</text:span><text:span text:style-name="T11"> </text:span><text:span text:style-name="T4">op erativos</text:span><text:line-break/><text:span text:style-name="T1">(b)</text:span> <text:span text:style-name="T1">es</text:span> <text:span text:style-name="T1">un</text:span> <text:span text:style-name="T1">sistema</text:span> <text:span text:style-name="T1">op erativo</text:span> <text:span text:style-name="T1">que</text:span> <text:span text:style-name="T1">no</text:span> <text:span text:style-name="T1">tiene</text:span> <text:span text:style-name="T1">nada</text:span> <text:span text:style-name="T1">que</text:span> <text:span text:style-name="T1">ver</text:span> <text:span text:style-name="T1">con</text:span> <text:span text:style-name="T1">otras</text:span></text:p>
      <text:p text:style-name="P2"><text:span text:style-name="T1">distribuciones,</text:span> <text:span text:style-name="T1">además </text:span><text:span text:style-name="T2">e</text:span><text:span text:style-name="T1">s</text:span> <text:span text:style-name="T1">un</text:span> <text:span text:style-name="T1">sistema</text:span> <text:span text:style-name="T1">operativo</text:span> <text:span text:style-name="T1">de</text:span> <text:span text:style-name="T1">pago.</text:span><text:line-break/><text:span text:style-name="T1">(c)</text:span> <text:span text:style-name="T1">no</text:span> <text:span text:style-name="T1">es</text:span> <text:span text:style-name="T1">de</text:span> <text:span text:style-name="T1">código</text:span> <text:span text:style-name="T1">abierto</text:span><text:line-break/></text:p>
      <text:p text:style-name="P4"><text:span text:style-name="T1">1.3.</text:span> <text:span text:style-name="T1">El</text:span> <text:span text:style-name="T1">proyecto</text:span> <text:span text:style-name="T1">GNU:</text:span></text:p>
      <text:p text:style-name="P1"><text:span text:style-name="T1"/></text:p>
      <text:p text:style-name="P1"><text:span text:style-name="T1">(a)</text:span> <text:span text:style-name="T1">es</text:span> <text:span text:style-name="T1">un</text:span> <text:span text:style-name="T1">movimiento</text:span> <text:span text:style-name="T1">para</text:span> <text:span text:style-name="T1">ganar</text:span> <text:span text:style-name="T1">dinero</text:span> <text:span text:style-name="T1">de</text:span> <text:span text:style-name="T1">Linux.</text:span><text:line-break/><text:span text:style-name="T4">(b)</text:span><text:span text:style-name="T11"> </text:span><text:span text:style-name="T4">es</text:span><text:span text:style-name="T11"> </text:span><text:span text:style-name="T4">freeware</text:span><text:line-break/><text:span text:style-name="T1">(c)</text:span> <text:span text:style-name="T1">es</text:span> <text:span text:style-name="T1">a</text:span> <text:span text:style-name="T1">movemiento</text:span> <text:span text:style-name="T1">para</text:span> <text:span text:style-name="T1">defender</text:span> <text:span text:style-name="T1">la</text:span> <text:span text:style-name="T1">libertad</text:span> <text:span text:style-name="T1">de</text:span> <text:span text:style-name="T1">usuario.</text:span><text:line-break/></text:p>
      <text:p text:style-name="P4"><text:span text:style-name="T1">1.4.</text:span> <text:span text:style-name="T1">UNIX:</text:span></text:p>
      <text:p text:style-name="P1"><text:span text:style-name="T1"/></text:p>
      <text:p text:style-name="P1"><text:span text:style-name="T1">(a)</text:span> <text:span text:style-name="T1">fue</text:span> <text:span text:style-name="T1">un</text:span> <text:span text:style-name="T1">proyecto</text:span> <text:span text:style-name="T1">de</text:span> <text:span text:style-name="T1">Richard</text:span> <text:span text:style-name="T1">Stallman</text:span><text:line-break/><text:span text:style-name="T1">(b)</text:span> <text:span text:style-name="T1">fue</text:span> <text:span text:style-name="T1">el</text:span> <text:span text:style-name="T1">primer</text:span> <text:span text:style-name="T1">sistema</text:span> <text:span text:style-name="T1">operativo.</text:span><text:line-break/><text:span text:style-name="T4">(c)</text:span><text:span text:style-name="T11"> </text:span><text:span text:style-name="T4">Fue</text:span><text:span text:style-name="T11"> </text:span><text:span text:style-name="T4">el</text:span><text:span text:style-name="T11"> </text:span><text:span text:style-name="T4">primer</text:span><text:span text:style-name="T11"> </text:span><text:span text:style-name="T4">sistema</text:span><text:span text:style-name="T11"> </text:span><text:span text:style-name="T4">operativo</text:span><text:span text:style-name="T11"> </text:span><text:span text:style-name="T4">monotarea.</text:span><text:line-break/></text:p>
      <text:p text:style-name="P4"><text:span text:style-name="T1">1.5.</text:span> <text:span text:style-name="T1">Linux</text:span> <text:span text:style-name="T1">Tovards:</text:span></text:p>
      <text:p text:style-name="P1"><text:span text:style-name="T1"/></text:p>
      <text:p text:style-name="P1"><text:span text:style-name="T1">(a)</text:span> <text:span text:style-name="T1">tenia</text:span> <text:span text:style-name="T1">la</text:span> <text:span text:style-name="T1">intención</text:span> <text:span text:style-name="T1">de</text:span> <text:span text:style-name="T1">hacer</text:span> <text:span text:style-name="T1">un</text:span> <text:span text:style-name="T1">sistema</text:span> <text:span text:style-name="T1">operativo</text:span> <text:span text:style-name="T1">colaborativo.</text:span><text:line-break/><text:span text:style-name="T4">(b)</text:span><text:span text:style-name="T11"> </text:span><text:span text:style-name="T4">e</text:span><text:span text:style-name="T6">s</text:span><text:span text:style-name="T4">taba</text:span><text:span text:style-name="T11"> </text:span><text:span text:style-name="T4">buscando</text:span><text:span text:style-name="T11"> </text:span><text:span text:style-name="T4">la</text:span><text:span text:style-name="T11"> </text:span><text:span text:style-name="T4">manera</text:span><text:span text:style-name="T11"> </text:span><text:span text:style-name="T4">de</text:span><text:span text:style-name="T11"> </text:span><text:span text:style-name="T4">mejorar</text:span><text:span text:style-name="T11"> </text:span><text:span text:style-name="T4">UNIX</text:span><text:span text:style-name="T11"> </text:span><text:span text:style-name="T4">para</text:span><text:span text:style-name="T11"> </text:span><text:span text:style-name="T4">conseguir</text:span><text:span text:style-name="T11"> </text:span><text:span text:style-name="T4">un</text:span><text:span text:style-name="T11"> </text:span><text:span text:style-name="T4">nuevo</text:span><text:span text:style-name="T11"> </text:span><text:span text:style-name="T4">sistema operativo</text:span><text:span text:style-name="T11"> </text:span><text:span text:style-name="T4">multitarea.</text:span><text:line-break/><text:span text:style-name="T1">(c)</text:span> <text:span text:style-name="T1">no</text:span> <text:span text:style-name="T1">queria</text:span> <text:span text:style-name="T1">hacer</text:span> <text:span text:style-name="T1">un</text:span> <text:span text:style-name="T1">sistema</text:span> <text:span text:style-name="T1">operativo</text:span> <text:span text:style-name="T1">monotarea.</text:span><text:line-break/></text:p>
      <text:p text:style-name="P4"><text:span text:style-name="T1">2.</text:span> <text:span text:style-name="T1">Cual</text:span> <text:span text:style-name="T1">es</text:span> <text:span text:style-name="T1">la</text:span> <text:span text:style-name="T1">diferencia</text:span> <text:span text:style-name="T1">entre</text:span> <text:span text:style-name="T1">código</text:span> <text:span text:style-name="T1">abierto</text:span> <text:span text:style-name="T1">y</text:span> <text:span text:style-name="T1">fre</text:span><text:span text:style-name="T8">e</text:span><text:span text:style-name="T1">ware?</text:span></text:p>
      <text:p text:style-name="P1"><text:span text:style-name="T1"/></text:p>
      <text:p text:style-name="P3"><text:span text:style-name="T1">El código abierto es un modelo de software que se desarolla mediante la colaboración de multiples programadores.</text:span></text:p>
      <text:p text:style-name="P3"><text:span text:style-name="T1"/></text:p>
      <text:p text:style-name="P3"><text:span text:style-name="T1"/></text:p>
      <text:p text:style-name="P3"><text:span text:style-name="T1">El freeware es un programa informático gratuito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9">3.</text:span><text:span text:style-name="T12"> </text:span><text:span text:style-name="T9">Investiga</text:span><text:span text:style-name="T12"> </text:span><text:span text:style-name="T9">sobre</text:span><text:span text:style-name="T12"> </text:span><text:span text:style-name="T9">General</text:span><text:span text:style-name="T12"> </text:span><text:span text:style-name="T9">Public</text:span><text:span text:style-name="T12"> </text:span><text:span text:style-name="T9">License</text:span><text:span text:style-name="T12"> </text:span><text:span text:style-name="T9">(GPL),</text:span><text:span text:style-name="T12"> </text:span><text:span text:style-name="T9">Apache</text:span><text:span text:style-name="T12"> </text:span><text:span text:style-name="T9">License</text:span><text:span text:style-name="T12"> </text:span><text:span text:style-name="T9">y</text:span><text:span text:style-name="T12"> </text:span><text:span text:style-name="T9">BSD</text:span><text:span text:style-name="T12"> </text:span><text:span text:style-name="T9">License</text:span><text:span text:style-name="T12"> </text:span><text:span text:style-name="T9">y</text:span><text:span text:style-name="T12"> </text:span><text:span text:style-name="T9">explica las</text:span><text:span text:style-name="T12"> </text:span><text:span text:style-name="T9">diferencias.</text:span></text:p>
      <text:p text:style-name="P1"><text:span text:style-name="T9"/></text:p>
      <text:p text:style-name="P5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pan text:style-name="T1">4.</text:span> <text:span text:style-name="T1">Instala</text:span> <text:span text:style-name="T1">Ubuntu-Mate</text:span> <text:span text:style-name="T1">en</text:span> <text:span text:style-name="T1">una</text:span> <text:span text:style-name="T1">máquina</text:span> <text:span text:style-name="T1">virtual</text:span> <text:span text:style-name="T1">con</text:span> <text:span text:style-name="T1">las</text:span> <text:span text:style-name="T1">siguientes</text:span> <text:span text:style-name="T1">características:</text:span></text:p>
      <text:p text:style-name="P1"/>
      <text:p text:style-name="P1">•<text:span text:style-name="T1">Investiga</text:span> <text:span text:style-name="T1">sobre</text:span> <text:span text:style-name="T1">el</text:span> <text:span text:style-name="T1">tamaño</text:span> <text:span text:style-name="T1">de</text:span> <text:span text:style-name="T1">la</text:span> <text:span text:style-name="T1">RAM</text:span> <text:span text:style-name="T1">necesaria</text:span><text:line-break/></text:p>
      <text:p text:style-name="P1">•<text:span text:style-name="T1">2</text:span> <text:span text:style-name="T1">discos</text:span> <text:span text:style-name="T1">duros,</text:span> <text:span text:style-name="T1">uno</text:span> <text:span text:style-name="T1">sda</text:span> <text:span text:style-name="T1">15</text:span> <text:span text:style-name="T1">GB</text:span> <text:span text:style-name="T1">y</text:span> <text:span text:style-name="T1">sdb</text:span> <text:span text:style-name="T1">5</text:span> <text:span text:style-name="T1">GB</text:span><text:line-break/></text:p>
      <text:p text:style-name="P1">•<text:span text:style-name="T1">Particiones:</text:span><text:line-break/><text:span text:style-name="T1">/span&gt; Sda / con 7 GB<text:line-break/>/span&gt; Swapping con hib ernacion<text:line-break/>/span&gt; /home el resto del disco duro.<text:line-break/>/span&gt; /var en sdb, tamaño de 3 GB<text:line-break/>/span&gt; el resto del disco libre.<text:line-break/></text:span></text:p>
      <text:p text:style-name="P1"><text:span text:style-name="T1">•El login de usuario con el que se instalará el sistema op erativo será 3 letras de tu primer nombre, 3 letras de tu primer ap ellido y el password: P@ssw0rd.<text:line-break/></text:span></text:p>
      <text:p text:style-name="P1"><text:span text:style-name="T1">•Toma capturas de pantalla de los pasos que consideres más importantes<text:line-break/></text:span></text:p>
      <text:p text:style-name="P1"><text:span text:style-name="T1"/></text:p>
      <text:p text:style-name="P4"><text:span text:style-name="T1">5. Una vez que tengas la máquina virtual instalada:</text:span></text:p>
      <text:p text:style-name="P1"><text:span text:style-name="T1"/></text:p>
      <text:p text:style-name="P1"><text:span text:style-name="T1">•instala el VLC media player a través de comandos.<text:line-break/>•instala Chrome usando synaptic<text:line-break/>•instala: audacity o gimp</text:span></text:p>
      <text:p text:style-name="P1"><text:span text:style-name="T1"/></text:p>
      <text:p text:style-name="P4"><text:span text:style-name="T1">6. En un disco duro, se necesitan 6 particiones para instalar Linux:</text:span></text:p>
      <text:p text:style-name="P1"><text:span text:style-name="T1"/></text:p>
      <text:p text:style-name="P1"><text:span text:style-name="T1">•/<text:line-break/>•/home<text:line-break/>•/var<text:line-break/>•swap<text:line-break/></text:span><text:soft-page-break/><text:span text:style-name="T1">•/etc<text:line-break/>•/tmp</text:span></text:p>
      <text:p text:style-name="P1"><text:span text:style-name="T1"/></text:p>
      <text:p text:style-name="P4"><text:span text:style-name="T1">Explica con harias las particiones, ten en cuenta el tip o de particiones que p o demos usa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7:30:30.312889975</meta:creation-date>
    <dc:date>2021-10-06T18:53:50.013813852</dc:date>
    <meta:editing-duration>PT52M4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3" meta:paragraph-count="27" meta:word-count="369" meta:character-count="2131" meta:non-whitespace-character-count="1780"/>
  </office:meta>
</office:document-meta>
</file>